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d00" officeooo:paragraph-rsid="000be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using namespace std;</text:p>
      <text:p text:style-name="P1"/>
      <text:p text:style-name="P1">int main() {</text:p>
      <text:p text:style-name="P1"><text:tab/>// your code goes here</text:p>
      <text:p text:style-name="P1"><text:tab/>int t;</text:p>
      <text:p text:style-name="P1"><text:tab/>cin&gt;&gt;t;</text:p>
      <text:p text:style-name="P1"><text:tab/>while(t--){</text:p>
      <text:p text:style-name="P1"><text:tab/> <text:s text:c="3"/>int n;</text:p>
      <text:p text:style-name="P1"><text:tab/> <text:s text:c="3"/>cin&gt;&gt;n;</text:p>
      <text:p text:style-name="P1"><text:tab/> <text:s text:c="3"/>int a[n];</text:p>
      <text:p text:style-name="P1"><text:tab/> <text:s text:c="3"/>int t;</text:p>
      <text:p text:style-name="P1"><text:tab/> <text:s text:c="3"/>for(i=0;i&lt;n;i++)</text:p>
      <text:p text:style-name="P1"><text:tab/> <text:s text:c="3"/>cin&gt;&gt;a[i];</text:p>
      <text:p text:style-name="P1"><text:tab/> <text:s text:c="3"/>int k;</text:p>
      <text:p text:style-name="P1"><text:tab/> <text:s text:c="3"/>cin&gt;&gt;k;</text:p>
      <text:p text:style-name="P1"><text:tab/> <text:s text:c="3"/>flag=-1;</text:p>
      <text:p text:style-name="P1"><text:tab/> <text:s text:c="3"/>for(i=0;i&lt;n;i++){</text:p>
      <text:p text:style-name="P1"><text:tab/> <text:s text:c="7"/>if(a[i]==k){</text:p>
      <text:p text:style-name="P1"><text:tab/> <text:s text:c="11"/>flag=1;</text:p>
      <text:p text:style-name="P1"><text:tab/> <text:s text:c="11"/>break;</text:p>
      <text:p text:style-name="P1"><text:tab/> <text:s text:c="7"/>}</text:p>
      <text:p text:style-name="P1"><text:tab/> <text:s text:c="3"/>}</text:p>
      <text:p text:style-name="P1"><text:tab/> <text:s text:c="3"/>if(flag==1)</text:p>
      <text:p text:style-name="P1"><text:tab/> <text:s text:c="3"/>cout&lt;&lt;"yes"&lt;&lt;endl;</text:p>
      <text:p text:style-name="P1"><text:tab/> <text:s text:c="3"/>else</text:p>
      <text:p text:style-name="P1"><text:tab/> <text:s text:c="3"/>cout&lt;&lt;"no"&lt;&lt;endl;</text:p>
      <text:p text:style-name="P1"><text:tab/>}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0:59:14.873200985</meta:creation-date>
    <dc:date>2018-10-01T01:03:54.350024707</dc:date>
    <meta:editing-duration>PT4M39S</meta:editing-duration>
    <meta:editing-cycles>1</meta:editing-cycles>
    <meta:document-statistic meta:table-count="0" meta:image-count="0" meta:object-count="0" meta:page-count="1" meta:paragraph-count="29" meta:word-count="45" meta:character-count="402" meta:non-whitespace-character-count="262"/>
    <meta:generator>LibreOffice/5.1.6.2$Linux_X86_64 LibreOffice_project/10m0$Build-2</meta:generator>
  </office:meta>
</office:document-meta>
</file>